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17.5pt" style:font-size-complex="20pt"/>
    </style:style>
    <style:style style:name="P2" style:family="paragraph" style:parent-style-name="Standard">
      <style:text-properties fo:font-size="20pt" fo:font-weight="normal" style:font-size-asian="17.5pt" style:font-weight-asian="normal" style:font-size-complex="20pt" style:font-weight-complex="normal"/>
    </style:style>
    <style:style style:name="P3" style:family="paragraph" style:parent-style-name="Standard">
      <style:text-properties fo:font-size="26pt" style:font-size-asian="26pt" style:font-size-complex="26pt"/>
    </style:style>
    <style:style style:name="P4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text-properties fo:font-size="18pt" fo:font-weight="normal" style:font-size-asian="15.75pt" style:font-weight-asian="normal" style:font-size-complex="18pt" style:font-weight-complex="normal"/>
    </style:style>
    <style:style style:name="P6" style:family="paragraph" style:parent-style-name="Standard">
      <style:text-properties fo:font-size="16pt" style:font-size-asian="16pt" style:font-size-complex="1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 style:font-size-asian="20pt" style:font-size-complex="2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ergi Pons Lagan</text:p>
      <text:p text:style-name="P6"><text:tab/><text:tab/><text:tab/><text:tab/><text:tab/><text:tab/><text:tab/><text:tab/><text:tab/><text:tab/>(Foto)</text:p>
      <text:p text:style-name="P6">Dirección:</text:p>
      <text:p text:style-name="P6"/>
      <text:p text:style-name="P6">Teléfono:</text:p>
      <text:p text:style-name="P6"/>
      <text:p text:style-name="P6">E-mail:</text:p>
      <text:p text:style-name="P4"><text:span text:style-name="T2">Experiencia</text:span>:</text:p>
      <text:p text:style-name="P2"><text:span text:style-name="T1">2022-2022<text:tab/><text:tab/></text:span>-</text:p>
      <text:p text:style-name="P2"><text:tab/><text:tab/><text:tab/><text:tab/>-</text:p>
      <text:p text:style-name="P2"><text:tab/><text:tab/><text:tab/><text:tab/>-</text:p>
      <text:p text:style-name="P2"><text:tab/><text:tab/><text:tab/><text:tab/>-</text:p>
      <text:p text:style-name="P4"><text:span text:style-name="T2">Educación</text:span>:</text:p>
      <text:p text:style-name="P5">2022-2022<text:tab/><text:tab/>-</text:p>
      <text:p text:style-name="P5"><text:tab/><text:tab/><text:tab/><text:tab/>-</text:p>
      <text:p text:style-name="P5"><text:tab/><text:tab/><text:tab/><text:tab/>-</text:p>
      <text:p text:style-name="P5"><text:tab/><text:tab/><text:tab/><text:tab/>-</text:p>
      <text:p text:style-name="P5"><text:tab/><text:tab/><text:tab/><text:tab/>-</text:p>
      <text:p text:style-name="P5"><text:tab/><text:tab/><text:tab/><text:tab/>-</text:p>
      <text:p text:style-name="P4"><text:span text:style-name="T2">Habilidades</text:span>:</text:p>
      <text:p text:style-name="P5">2022-2022<text:tab/><text:tab/>-</text:p>
      <text:p text:style-name="P5"><text:tab/><text:tab/><text:tab/><text:tab/>-</text:p>
      <text:p text:style-name="P5"><text:tab/><text:tab/><text:tab/><text:tab/>-</text:p>
      <text:p text:style-name="P5"><text:tab/><text:tab/><text:tab/><text:tab/>-</text:p>
      <text:p text:style-name="P5"><text:tab/><text:tab/><text:tab/><text:tab/>-</text:p>
      <text:p text:style-name="P4"><text:span text:style-name="T2">Idiomas</text:span>:</text:p>
      <text:p text:style-name="P5">2022-2022<text:tab/><text:tab/>-</text:p>
      <text:p text:style-name="P5"><text:tab/><text:tab/><text:tab/><text:tab/>-</text:p>
      <text:p text:style-name="P5"><text:tab/><text:tab/><text:tab/><text:tab/>-</text:p>
      <text:p text:style-name="P5"><text:tab/><text:tab/><text:tab/><text:tab/>-</text:p>
      <text:p text:style-name="P5"><text:tab/><text:tab/><text:tab/><text:tab/>-</text:p>
      <text:p text:style-name="P2"/>
      <text:p text:style-name="P2"/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18T08:51:03.714676934</meta:creation-date>
    <dc:date>2022-11-18T09:04:46.311050159</dc:date>
    <meta:editing-duration>PT1M21S</meta:editing-duration>
    <meta:editing-cycles>1</meta:editing-cycles>
    <meta:generator>OpenOffice/4.1.13$Win32 OpenOffice.org_project/4113m1$Build-9810</meta:generator>
    <meta:document-statistic meta:table-count="0" meta:image-count="0" meta:object-count="0" meta:page-count="2" meta:paragraph-count="29" meta:word-count="35" meta:character-count="228"/>
  </office:meta>
</office:document-meta>
</file>